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>
      <style:text-properties officeooo:paragraph-rsid="0021b0dc"/>
    </style:style>
    <style:style style:name="P4" style:family="paragraph" style:parent-style-name="Text_20_body">
      <style:text-properties officeooo:rsid="0021d969" officeooo:paragraph-rsid="0021d969"/>
    </style:style>
    <style:style style:name="P5" style:family="paragraph" style:parent-style-name="Text_20_body">
      <style:text-properties officeooo:rsid="00260324" officeooo:paragraph-rsid="00260324"/>
    </style:style>
    <style:style style:name="P6" style:family="paragraph" style:parent-style-name="Text_20_body">
      <style:text-properties officeooo:rsid="002a585c" officeooo:paragraph-rsid="002a585c"/>
    </style:style>
    <style:style style:name="P7" style:family="paragraph" style:parent-style-name="Heading_20_1">
      <style:text-properties officeooo:rsid="0021b0dc" officeooo:paragraph-rsid="0021b0dc"/>
    </style:style>
    <style:style style:name="P8" style:family="paragraph" style:parent-style-name="Text_20_body" style:list-style-name="L1">
      <style:text-properties officeooo:rsid="002a585c" officeooo:paragraph-rsid="002a585c"/>
    </style:style>
    <style:style style:name="P9" style:family="paragraph" style:parent-style-name="Text_20_body">
      <style:text-properties officeooo:rsid="002a585c" officeooo:paragraph-rsid="002a585c"/>
    </style:style>
    <style:style style:name="P10" style:family="paragraph" style:parent-style-name="Text_20_body">
      <style:text-properties officeooo:rsid="0021d969" officeooo:paragraph-rsid="0021d969"/>
    </style:style>
    <style:style style:name="P11" style:family="paragraph" style:parent-style-name="Text_20_body">
      <style:text-properties officeooo:rsid="00260324" officeooo:paragraph-rsid="00260324"/>
    </style:style>
    <style:style style:name="T1" style:family="text">
      <style:text-properties officeooo:rsid="002a585c"/>
    </style:style>
    <style:style style:name="T2" style:family="text">
      <style:text-properties officeooo:rsid="002e9a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Actividades de Diagramas de flujo</text:h>
      <text:p text:style-name="P3"/>
      <text:p text:style-name="P4">1.- Representa un algoritmo que sume los números del 1 al 20 y muestre el resultado en pantalla.</text:p>
      <text:p text:style-name="P4"/>
      <text:p text:style-name="P5">2.- <text:span text:style-name="T1">Acabas de entrar en un almacén abandonado huyendo de una horda de zombies. Tus opciones son: </text:span></text:p>
      <text:p text:style-name="P5"/>
      <text:list xml:id="list3346732539" text:style-name="L1">
        <text:list-item>
          <text:p text:style-name="P8">Huir por la puerta trasera, si la hay y no está llena de zombies.</text:p>
        </text:list-item>
        <text:list-item>
          <text:p text:style-name="P8">Enfrentarte a la hor<text:span text:style-name="T2">d</text:span>a con tus armas, si las tienes, tanto en la puerta delantera como en la trasera.</text:p>
        </text:list-item>
      </text:list>
      <text:p text:style-name="P6"/>
      <text:p text:style-name="P6">Si consigues salir del almacén, sobrevives. Si no, mueres. Representa tus opciones en un diagrama de flujo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99" fo:font-size="115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0000" fo:font-size="105%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3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  <style:header-left>
        <text:p text:style-name="MP2"><text:page-number text:select-page="current">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1S</meta:editing-duration>
    <meta:editing-cycles>23</meta:editing-cycles>
    <meta:generator>LibreOffice/6.2.4.2$Windows_X86_64 LibreOffice_project/2412653d852ce75f65fbfa83fb7e7b669a126d64</meta:generator>
    <dc:date>2019-09-30T16:05:02.894000000</dc:date>
    <meta:document-statistic meta:table-count="0" meta:image-count="0" meta:object-count="0" meta:page-count="1" meta:paragraph-count="8" meta:word-count="94" meta:character-count="504" meta:non-whitespace-character-count="418"/>
    <meta:user-defined meta:name="Info 1"/>
    <meta:user-defined meta:name="Info 2"/>
    <meta:user-defined meta:name="Info 3"/>
    <meta:user-defined meta:name="Info 4"/>
  </office:meta>
</office:document-meta>
</file>